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6 2412">
            <text:p>test_Parser(primitives): 6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6">
            <text:p>6,0 sec</text:p>
          </table:table-cell>
          <table:table-cell table:style-name="ce162" table:formula="of:=TESTSTAT(&quot;count&quot;; [.B46])" office:value-type="float" office:value="2412">
            <text:p>2412</text:p>
          </table:table-cell>
          <table:table-cell table:style-name="ce164" table:formula="of:=[.E46]/[.D46]" office:value-type="float" office:value="402">
            <text:p>402,0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3,4 1546">
            <text:p>test_Parser(multiplicity): 3,4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3.4">
            <text:p>3,4 sec</text:p>
          </table:table-cell>
          <table:table-cell table:style-name="ce162" table:formula="of:=TESTSTAT(&quot;count&quot;; [.B47])" office:value-type="float" office:value="1546">
            <text:p>1546</text:p>
          </table:table-cell>
          <table:table-cell table:style-name="ce164" table:formula="of:=[.E47]/[.D47]" office:value-type="float" office:value="454.705882352941">
            <text:p>454,7 a/sec</text:p>
          </table:table-cell>
          <table:table-cell table:number-columns-repeated="4"/>
        </table:table-row>
        <table:table-row table:style-name="ro6">
          <table:table-cell/>
          <table:table-cell table:formula="of:=TEST_PARSER(&quot;basic&quot;)" office:value-type="string" office:string-value="test_Parser(basic): 20,8 9107">
            <text:p>test_Parser(basic): 20,8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0.8">
            <text:p>20,8 sec</text:p>
          </table:table-cell>
          <table:table-cell table:style-name="ce162" table:formula="of:=TESTSTAT(&quot;count&quot;; [.B48])" office:value-type="float" office:value="9107">
            <text:p>9107</text:p>
          </table:table-cell>
          <table:table-cell table:style-name="ce164" table:formula="of:=[.E48]/[.D48]" office:value-type="float" office:value="437.836538461538">
            <text:p>437,8 a/sec</text:p>
          </table:table-cell>
          <table:table-cell table:number-columns-repeated="4"/>
        </table:table-row>
        <table:table-row table:style-name="ro6">
          <table:table-cell/>
          <table:table-cell table:formula="of:=TEST_PARSER(&quot;special&quot;)" office:value-type="string" office:string-value="test_Parser(special): 2,1 479">
            <text:p>test_Parser(special): 2,1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2.1">
            <text:p>2,1 sec</text:p>
          </table:table-cell>
          <table:table-cell table:style-name="ce162" table:formula="of:=TESTSTAT(&quot;count&quot;; [.B49])" office:value-type="float" office:value="479">
            <text:p>479</text:p>
          </table:table-cell>
          <table:table-cell table:style-name="ce164" table:formula="of:=[.E49]/[.D49]" office:value-type="float" office:value="228.095238095238">
            <text:p>228,1 a/sec</text:p>
          </table:table-cell>
          <table:table-cell table:number-columns-repeated="4"/>
        </table:table-row>
        <table:table-row table:style-name="ro6">
          <table:table-cell/>
          <table:table-cell table:formula="of:=TEST_PARSER(&quot;numbers&quot;)" office:value-type="string" office:string-value="test_Parser(numbers): 8,8 3046">
            <text:p>test_Parser(numbers): 8,8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8">
            <text:p>8,8 sec</text:p>
          </table:table-cell>
          <table:table-cell table:style-name="ce162" table:formula="of:=TESTSTAT(&quot;count&quot;; [.B50])" office:value-type="float" office:value="3046">
            <text:p>3046</text:p>
          </table:table-cell>
          <table:table-cell table:style-name="ce164" table:formula="of:=[.E50]/[.D50]" office:value-type="float" office:value="346.136363636364">
            <text:p>346,1 a/sec</text:p>
          </table:table-cell>
          <table:table-cell table:number-columns-repeated="4"/>
        </table:table-row>
        <table:table-row table:style-name="ro6">
          <table:table-cell/>
          <table:table-cell table:formula="of:=TEST_PARSER(&quot;types&quot;)" office:value-type="string" office:string-value="test_Parser(types): 23,8 11149">
            <text:p>test_Parser(types): 23,8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3.8">
            <text:p>23,8 sec</text:p>
          </table:table-cell>
          <table:table-cell table:style-name="ce162" table:formula="of:=TESTSTAT(&quot;count&quot;; [.B51])" office:value-type="float" office:value="11149">
            <text:p>11149</text:p>
          </table:table-cell>
          <table:table-cell table:style-name="ce164" table:formula="of:=[.E51]/[.D51]" office:value-type="float" office:value="468.445378151261">
            <text:p>468,4 a/sec</text:p>
          </table:table-cell>
          <table:table-cell table:number-columns-repeated="4"/>
        </table:table-row>
        <table:table-row table:style-name="ro6">
          <table:table-cell table:number-columns-repeated="3"/>
          <table:table-cell table:style-name="ce161" table:formula="of:=SUM([.D46:.D51])" office:value-type="float" office:value="64.9">
            <text:p>64,9 sec</text:p>
          </table:table-cell>
          <table:table-cell table:style-name="ce163" table:formula="of:=SUM([.E46:.E51])" office:value-type="float" office:value="27739">
            <text:p>27739</text:p>
          </table:table-cell>
          <table:table-cell table:style-name="ce165" table:formula="of:=[.E52]/[.D52]" office:value-type="float" office:value="427.411402157165">
            <text:p>427,4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9,5 27734">
            <text:p>test_Parser(all): 69,5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9.5">
            <text:p>69,5 sec</text:p>
          </table:table-cell>
          <table:table-cell table:style-name="ce162" table:formula="of:=TESTSTAT(&quot;count&quot;; [.B54])" office:value-type="float" office:value="27734">
            <text:p>27734</text:p>
          </table:table-cell>
          <table:table-cell table:style-name="ce164" table:formula="of:=[.E54]/[.D54]" office:value-type="float" office:value="399.05035971223">
            <text:p>399,1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92">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5">15.06.2017</text:date>, <text:time>12:43:44</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5T12:43:44.46</dc:date>
    <meta:editing-duration>P179DT11H52M26S</meta:editing-duration>
    <meta:editing-cycles>870</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result = Data_toString(v)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 _
	ByVal xs, _
	Optional expandElementary As Boolean _
)
	'concat "[" (concat (foldl1 (\acc.(concat acc) ° (concat ", "))) "[" (map toString xs)) "]"
	'out = "[" &amp; Join(toArray(map(Fn.toString, xs)), ", ") &amp; "]"
	If isMissing(expandElementary) Then
		expandElementary = True
	End If
	Dim out As String
	Dim isFirst As Boolean, x As Variant
	isFirst = True
	Do Until(isNil(xs))
		x = car(xs)
		If isFirst Then
			isFirst = False
		Else
			out = out &amp; ", "
		End If
		If isDataValue(x) Then
			out = out &amp; Data_toString(x, False, expandElementary)
		Else
			out = out &amp; toString(x)
		End If
		xs = cdr(xs)
	Loop
	out = "[" &amp; out &amp; "]"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match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match			= mkFn(fs, "match",				3, "Pattern -&gt; Maybe Env -&gt; Any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Parser_toString":	out = TParser_toString(		a0)
		Case "TASN_toString":		out = TASN_toString(		a0)
		Case "mkDtTerminal":		out = mkDtTerminal(			a0)
		Case "isPattern":			out = isPattern(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Const TNative
'              | Var Str
'              | Data TDataCtor [Pattern]

Sub Main
	TPattern
	[test_Pattern======================================]()
End Sub


Function TPattern()
	Static out As Object
	If isNull(out) Then
		Dim tcPat
		tcPat = _mkDataTypeCtor("Pattern", 0)
		out = tcPat
		Dim cAny, cVar, cConst, cData
		cAny   = mkDataCtor(tcPat, "Any",	nil)
		cVar   = mkDataCtor(tcPat, "Var",	List(Tp.Native_String))
		cConst = mkDataCtor(tcPat, "Const",	List(Tp.Native_Variant))
		cData  = mkDataCtor(tcPat, "Data",	List(TDataCtor, TList(tcPat)))
	End If
	TPattern = out
End Function

Function Pattern_Any()
	Static out As Object : If isNull(out) Then
		out = singletonVal(findDataCtor(TPattern, "Any"))
		out.str = TPattern_toString(out)
	End If
	Pattern_Any = out
End Function

Function patAny()
	Static out As Object : If isNull(out) Then
		out = singletonVal(findDataCtor(TPattern, "Any"))
		out.str = TPattern_toString(out)
	End If
	patAny = out
End Function

Function Pattern_Var(Optional nm)
	Static c As Object : If isNull(c) Then
		c = findDataCtor(TPattern, "Var")
	End If
	Dim out
	If isMissing(nm) Then
		out = applyDC(c)
	Else
		out = applyDC(c, nm)
		out.str = TPattern_toString(out)
	End If
	Pattern_Var = out
End Function

Function patVar(Optional nm)
	Static c As Object : If isNull(c) Then
		c = findDataCtor(TPattern, "Var")
	End If
	Dim out
	If isMissing(nm) Then
		out = applyDC(c)
	Else
		out = applyDC(c, nm)
		out.str = TPattern_toString(out)
	End If
	patVar = out
End Function

Function Pattern_Var_name(Optional x)
	Static c As Object : If isNull(c) Then
		c = findDataCtor(TPattern, "Var")
	End If
	Pattern_Var_name = _destructure(c, 0, x)
End Function

Function Pattern_Const(Optional val)
	Static c As Object : If isNull(c) Then
		c = findDataCtor(TPattern, "Const")
	End If
	Dim out
	If isMissing(val) Then
		out = applyDC(c)
	Else
		out = applyDC(c, val)
		out.str = TPattern_toString(out)
	End If
	Pattern_Const = out
End Function

Function patConst(Optional val)
	Static c As Object : If isNull(c) Then
		c = findDataCtor(TPattern, "Const")
	End If
	Dim out
	If isMissing(val) Then
		out = applyDC(c)
	Else
		out = applyDC(c, val)
		out.str = TPattern_toString(out)
	End If
	patConst = out
End Function

Function Pattern_Const_value(Optional x)
	Static c As Object : If isNull(c) Then
		c = findDataCtor(TPattern, "Const")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TPattern_toString(out)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findDataCtor(TPattern, "Data")
	End If
	Pattern_Data_ctor = _destructure(c, 0, x)
End Function

Function Pattern_Data_args(Optional x)
	Static c As Object : If isNull(c) Then
		c = findDataCtor(TPattern, "Data")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cCons = Tp.List_Cons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 _
	p As Object, _
	Optional needParens As Boolean _
)
	Dim out
	out = TPattern_toSrc(p, False)
	out = "Pattern(" &amp; out &amp; ")"
	TPattern_toString = out
End Function

Function TPattern_toSrc( _
	p As Object, _
	Optional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If isMissing(needParens) Then
		needParens = False
	End If
	Dim out As String
	Dim idcP As Long
	On Local Error Goto TPattern_toSrc_error
	idcP = _id(_ctor(p))
	On Local Error Goto 0
	Select Case idcP
		Case idAny
			out = "_"
		Case idVar
			out = Pattern_Var_name(p)
		Case idConst
			Dim v : v = Pattern_Const_value(p)
			If isEmpty(v) Then
				out = "()"
			Else
				out = toString(v)
			End If
		Case idData
			Dim c  : c  = Pattern_Data_ctor(p)
			Dim ps : ps = Pattern_Data_args(p)
			If DataValue_same(c, Tp.List_Nil) Then
				out = "[]"
			ElseIf DataValue_same(c, Tp.List_Cons) Then
				Dim pHd As Object : pHd = car(ps)
				Dim pTl As Object : pTl = cadr(ps)
				Dim sTl As String : sTl = TPattern_toSrc(pTl, True)
				If sTl = "[]" Then
					out = "[" &amp; TPattern_toSrc(pHd, False) &amp; "]"
				ElseIf startsWith(sTl, "[") Then
					out = TPattern_toSrc(pHd, False)
					out = "[" &amp; out &amp; ", " &amp; Mid(sTl, 2)
				Else
					out = TPattern_toSrc(pHd, True) _
						&amp; ":" _
						&amp; sTl
					If needParens Then
						out = "(" &amp; out &amp; ")"
					End If
				End If
			Else
				Dim q As Object
				out = nameOf(c)
				If Not(isNil(ps)) Then
					Do Until isNil(ps)
						q = car(ps)
						ps = cdr(ps)
						out = out &amp; " " &amp; TPattern_toSrc(q, True)
					Loop
					If needParens Then
						out = "(" &amp; out &amp; ")"
					End If
				End If
			End If
		Case Else
TPattern_toSrc_error:
			On Local Error Goto 0 ' disable error handler
			croak("TPattern_toSrc: bad pattern " &amp; typeStr(p))
	End Select
	TPattern_toSrc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Env(e) Then
			If isMissing(x) Then	: out = apply(oFn, p, e)
			ElseIf isEmpty(e) Then	: out = Empty
			Else
				out = _match(p, e, x)
			End If
		Else
			croak("match: bad environment: " &amp; typeStr(e))
		End If
	End If
	match = out
End Function

Function _match( _
	ByVal p As Object, _
	ByVal e As Variant, _
	ByVal x As Variant _
)
	Static pAny       As Object		' the "Any" pattern (singleton value)
	Static id_pAny    As Integer	' id of pAny
	Static cpAny      As Object		' ctor of pAny (singleton data ctor)
	Static id_cpAny   As Integer	' id of cpAny
	Static id_cpVar   As Integer	' id of the "Var" pattern ctor
	Static id_cpConst As Integer	' id of the "Const" pattern ctor
	Static pNil       As Object		' pattern that matches [] (a Data pattern)
	Static id_pNil    As Integer	' id of pNil
	Static vNil       As Object		' the singleton value []
	Static id_vNil    As Integer	' id of vNil
	Static cNil       As Object		' the singleton data ctor Nil
	Static tcList     As Object		' typeCtor of cNil
	Static cpData     As Object		' the "Data" pattern ctor (= ctor of pNil)
	Static id_cpData  As Integer	' id of the "Data" pattern ctor
	If isNull(pAny) Then
		' Let's avoid mentioning the actual name strings of the ctors!
		pAny	   = patAny
		id_pAny    = _id(pAny)
		cpAny 	   = _ctor(pAny)
		id_cpAny   = _id(cpAny)
		id_cpVar   = _id(_ctor(patVar("x")))
		id_cpConst = _id(_ctor(patConst(42)))
		pNil       = patNil
		id_pNil    = _id(pNil)
		vNil       = nil
		id_vNil    = _id(vNil)
		cNil       = _ctor(vNil)
		tcList     = typeCtorOf(cNil)
		assert_same(tcList, TList).x
		cpData     = _ctor(pNil)
		'assert_same(cpData, findDataCtor(TPattern, "Data")).x
		id_cpData  = _id(cpData)
	End If
	Dim out
	Dim v     As Variant	' value of Const pattern
	Dim nm    As String	' name of Var pattern
	Dim cx    As Object	' ctor of x (if p isa Data)
	Dim pCtor As Object	' ctor field of p if p isa Data : Data DataCtor ...
	Dim pArgs As Object	' args field of p if p isa Data : Data ... [TPattern]
	Dim msg   As String	' on errors
	
	' special-case on singleton patterns:
	Select Case _id(p)
		Case id_pAny:	out = e
		Case id_pNil
			pCtor = cNil ' make sure error handler makes right msg
			On Local Error Goto _match_type_error
			If _id(x) = id_vNil Then
				out = e
			Else
				' is it at least a List?
				cx = _ctor(x)
				Goto _match_require_same_datatype
			End If
		Case Else
				
			Select Case _id(_ctor(p))
				Case id_cpConst
					v = Pattern_Const_value(p)
_match_equ_test:			
					If equ(x, v) Then
						out = e
					Else
						out = Empty
					End If
				Case id_cpVar
					nm = Pattern_Var_name(p)
					v = lookup(nm, e)
					If isEmpty(v) Then
						' TODO: what if var was bound to value Empty?!
						If isEmpty(x) Then
							Goto _match_cannot_bind_var_to_Empty
						End If
						out = extend(e, nm, x)
					Else
						' tail-call:
						'out = _matches(patConst(v), e, x)
						Goto _match_equ_test
					End If
				Case id_cpData
					pCtor = Pattern_Data_ctor(p)
					On Local Error Goto _match_type_error
					cx = _ctor(x)
					On Local Error Goto 0 ' disable error handler
					If DataValue_same(cx, pCtor) Then
						pArgs = Pattern_Data_args(p)
						out = _matchArgs(pArgs, e, x)
					Else
						Goto _match_require_same_datatype
					End If
				Case Else
					Goto _match_bad_pattern
			End Select

	End Select

_match_done:
	_match = out
	Exit Function

_match_bad_pattern:
	On Local Error Goto 0 ' disable error handler
	msg = "match: bad pattern " &amp; typeStr(p)
	If hasType(p, TPattern) Then
		msg = msg &amp; NL &amp; "NYI?: " &amp; ctorName(p)
	End If
	croak(msg)

_match_cannot_bind_var_to_Empty:
	On Local Error Goto 0 ' disable error handler
	msg = "match: trying to bind var " &amp; nm _
		&amp; " to value Empty!"
	croak(msg)

_match_require_same_datatype:
	If DataValue_same(typeCtorOf(cx), typeCtorOf(pCtor)) Then
	' types are fine, just doesn't match
		out = Empty
		Goto _match_done
	End If
	Goto _match_type_error
				
_match_type_error:
	On Local Error Goto 0 ' disable error handler
	'On Local Error Goto _match_fuck		
	msg = "match: type error" _
		&amp; " - expected Data/" &amp; typeCtorName(pCtor) _
		&amp; ", not a " &amp; typeStr(x)
	On Local Error Goto 0 ' disable error handler
	croak(msg)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test_Pattern======================================]()
	test_Pattern_TPattern()
	test_Pattern_Any()
	test_Pattern_Var()
	test_Pattern_Const()
	test_Pattern_Data()
	
	test_Pattern_singletonPat()
	test_Pattern_patNil()
	'test_Pattern_patCons()
	test_Pattern_patList()

	test_Pattern_isPattern()
	test_Pattern_toSrc_Any()
	test_Pattern_toSrc_Var()
	test_Pattern_toSrc_Const()
	test_Pattern_toSrc_lists()
	test_Pattern_toSrc_patterns()
	
	test_Pattern_toString()
	
	test_Pattern_match()
	test_Pattern_matches_Any()
	test_Pattern_matches_Const()
	test_Pattern_matches_Var()
	test_Pattern_matches_List()
	test_Pattern_matches_Pattern()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Const(42)
	assert_hasCtor(vConst, cConst).x
	' destructure:
	assertEqual(Pattern_Const_value(vConst), 42).x

	assertEqual(Pattern_Const_value(patConst(Nothing)), Nothing).x
	assertEqual(Pattern_Const_value(patConst(Empty)), 	 Empty).x
	assertEqual(Pattern_Const_value(patConst("qmbl")),  "qmbl").x
	
	assertEqual(isFn(pat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Const(Empty)), 	True).x
	assertEqual(isPattern(patConst(Nothing)), 	True).x
	assertEqual(isPattern(patConst("")), 		True).x
	assertEqual(isPattern(pat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rc_Any()
	Dim p : p = Pattern_Any
	assertEqual(TPattern_toSrc(p), "_").x
End Function

Function test_Pattern_toSrc_Var()
	Dim p
	p = Pattern_Var("x")
	assertEqual(TPattern_toSrc(p), "x").x
	p = Pattern_Var("y")
	assertEqual(TPattern_toSrc(p), "y").x
	p = Pattern_Var("foo")
	assertEqual(TPattern_toSrc(p), "foo").x
	' TODO: Pattern_Var("_") ?! &lt;--------------------------
	assertEqual(TPattern_toSrc(Pattern_Var("_")), "_").x
End Function

Function test_Pattern_toSrc_Const()
	Dim p As Object

	assertEqual(TPattern_toSrc(patConst(Empty)),		"()"			 ).x
	assertEqual(TPattern_toSrc(patConst(Nothing)),	toString(Nothing)).x
	assertEqual(TPattern_toSrc(patConst(True)),		toString(True)	 ).x
	assertEqual(TPattern_toSrc(patConst(False)),		toString(False)	 ).x
	assertEqual(TPattern_toSrc(patConst("")),			toString("")	 ).x
	assertEqual(TPattern_toSrc(patConst("a")),		toString("a")	 ).x
	assertEqual(TPattern_toSrc(patConst("foo")),		toString("foo")	 ).x
	assertEqual(TPattern_toSrc(patConst(CR)),			toString(CR)	 ).x
	assertEqual(TPattern_toSrc(patConst(LF)),			toString(LF)	 ).x
	assertEqual(TPattern_toSrc(patConst(TAB)),		toString(TAB)	 ).x
	assertEqual(TPattern_toSrc(patConst(    0)),		toString(0)		 ).x
	assertEqual(TPattern_toSrc(patConst(    1)),		toString(1)		 ).x
	assertEqual(TPattern_toSrc(patConst(    2)),		toString(2)		 ).x
	assertEqual(TPattern_toSrc(patConst( 4711)),		toString(4711)	 ).x
	assertEqual(TPattern_toSrc(patConst(3.1415)),		toString(3.1415) ).x
	assertEqual(TPattern_toSrc(patConst(CLng(42))),	toString(CLng(42))).x
	assertEqual(TPattern_toSrc(patConst(CLng(42))),	toString(42)	 ).x
End Function

Function test_Pattern_toSrc_lists()
	Dim pAny As Object : pAny = Pattern_Any
	Dim pNil As Object : pNil = patNil
	Dim varX As Object : varX = Pattern_Var("x")
	Dim varY As Object : varY = Pattern_Var("y")

	Dim p As Object

	p = pAny
	assertEqual(TPattern_toSrc(p),	"_").x
	p = pNil
	assertEqual(TPattern_toSrc(p),	"[]").x
	p = patList(pAny)
	assertEqual(TPattern_toSrc(p),	"[_]").x
	p = patCons(pAny, pAny)
	assertEqual(TPattern_toSrc(p),	"_:_").x
	p = patCons(pAny, patList(pAny))
	assertEqual(TPattern_toSrc(p),	"[_, _]").x
	p = patCons(varX, pAny)
	assertEqual(TPattern_toSrc(p),	"x:_").x
	p = patCons(varY, patCons(varX, pAny))
	assertEqual(TPattern_toSrc(p),	"y:(x:_)").x
	p = patCons(varX, patNil)
	assertEqual(TPattern_toSrc(p),	"[x]").x
	p = patList(varX, pAny)
	assertEqual(TPattern_toSrc(p),	"[x, _]").x
	p = patCons(varX, pAny)
	assertEqual(TPattern_toSrc(p),	"x:_").x
	p = patList(varX)
	assertEqual(TPattern_toSrc(p),	"[x]").x
	p = patCons(varY, patList(varX, pAny))
	assertEqual(TPattern_toSrc(p),	"[y, x, _]").x
	p = patList(varY, varX, pAny)
	assertEqual(TPattern_toSrc(p),	"[y, x, _]").x
	p = patList(varY, pNil, pAny)
	assertEqual(TPattern_toSrc(p),	"[y, [], _]").x
	p = patList(varY, patList(varX), pAny)
	assertEqual(TPattern_toSrc(p),	"[y, [x], _]").x
	p = patList(varY, patCons(varX, pAny), pAny)
	assertEqual(TPattern_toSrc(p),	"[y, x:_, _]").x
	p = patList(varY, patList(varX, pAny), pAny)
	assertEqual(TPattern_toSrc(p),	"[y, [x, _], _]").x
	p = patList(varY, patList(patCons(varX, pAny)), pAny)
	assertEqual(TPattern_toSrc(p),	"[y, [x:_], _]").x
	p = patList(varY, patList(varY, patCons(varX, pAny)), pAny)
	assertEqual(TPattern_toSrc(p),	"[y, [y, x:_], _]").x
	p = patList(patCons(varY, pAny), patList(varY, patCons(varX, pAny)), pAny)
	assertEqual(TPattern_toSrc(p),	"[y:_, [y, x:_], _]").x

End Function

Function test_Pattern_toSrc_patterns()
	Dim cAny   : cAny = _ctor(Pattern_Any)
	Dim cVar   : cVar = _ctor(Pattern_Var("x"))
	Dim cConst : cConst = findDataCtor(TPattern, "Const")
	Dim cData  : cData = findDataCtor(TPattern, "Data")
	Dim p As Object
	
	' patterns that match a pattern (patterns for a pattern)
	p = Pattern_Data(cAny, nil)
	assertEqual(TPattern_toSrc(p), "Any").x
	
	p = Pattern_Data(cVar, List(patConst("x")))
	assertEqual(TPattern_toSrc(p), "Var 'x'").x
	p = Pattern_Data(cVar, List(Pattern_Var("x")))
	assertEqual(TPattern_toSrc(p), "Var x").x
	
	' pattern that matches a list of two Var patterns having the same varname:
	p = patList(p, p)
	assertEqual(TPattern_toSrc(p), "[Var x, Var x]").x

	' pattern that matches a Const pattern
	p = Pattern_Data(cConst, List(patConst(42)))
	assertEqual(TPattern_toSrc(p), "Const 42").x

	' pattern that matches a Data pattern
	p = Pattern_Data(cData, List(Pattern_Var("ctor"), Pattern_Var("args"))
	assertEqual(TPattern_toSrc(p), "Data ctor args").x

	' pattern to match a particular data ctor (as opposed to a value *of* that ctor)
	Dim cDataCtor : cDataCtor = Tp.DataCtor
	Dim cNil      : cNil = Tp.List_Nil
	p = Pattern_Data(cDataCtor, List( _
		patConst(nameOf(cNil)), _
		Pattern_Var("argTypes"), _
		Pattern_Var("typeCtor") _
	))
	assertEqual(TPattern_toSrc(p), "DataCtor 'Nil' argTypes typeCtor").x

	' pattern that matches a pattern that matches the empty list
	p = Pattern_Data(cData, List(p, Pattern_Any))
	assertEqual(TPattern_toSrc(p), _
		"Data (DataCtor 'Nil' argTypes typeCtor) _").x
End Function

Function test_Pattern_toString()
	Dim cAny   : cAny = _ctor(Pattern_Any)
	Dim cVar   : cVar = _ctor(Pattern_Var("x"))
	Dim cConst : cConst = findDataCtor(TPattern, "Const")
	Dim cData  : cData = findDataCtor(TPattern, "Data")
	Dim p As Object
	
	p = patAny
	assertEqual(TPattern_toString(p), "Pattern(" &amp; TPattern_toSrc(p) &amp; ")").x
	
	p = patConst("")
	assertEqual(TPattern_toString(p), "Pattern(" &amp; TPattern_toSrc(p) &amp; ")").x
	p = patConst(42)
	assertEqual(TPattern_toString(p), "Pattern(" &amp; TPattern_toSrc(p) &amp; ")").x
	
	p = patVar("x")
	assertEqual(TPattern_toString(p), "Pattern(" &amp; TPattern_toSrc(p) &amp; ")").x
	p = patVar("y")
	assertEqual(TPattern_toString(p), "Pattern(" &amp; TPattern_toSrc(p) &amp; ")").x
	
	
	p = Pattern_Data(cVar, List(patConst("x")))
	assertEqual(TPattern_toString(p), "Pattern(" &amp; TPattern_toSrc(p) &amp; ")").x
	p = Pattern_Data(cVar, List(patVar("x")))
	assertEqual(TPattern_toString(p), "Pattern(" &amp; TPattern_toSrc(p) &amp; ")").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_
			&amp; "to match value" _
			&amp; NL &amp; "of type " &amp; typeStr(val) &amp; ":"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tern_Any)
	assertEqual(arity(f), 2).x
	apply(f, Empty, Empty) ' should not throw
	apply(f, envEmpty, Empty) ' should not throw
	assertThrows(f, Array(Nothing, Empty)).x
	assertThrows(f, Array("foo", Empty)).x
	' throws if given some fn as env:
	assertThrows(f, Array(f, Empty)).x
	
End Function

Function test_Pattern_matches_Any()
	Dim p As Object, f As Object, e As Variant
	f = match
	assertEqual(arity(f), 3).x

	p = Pattern_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tern_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tern_Any))
	
	' pattern of a non-empty list
	Dim varX  : varX  = Pattern_Var("x")
	Dim varXs : varXs = Pattern_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tern_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Pattern()
	Dim p As Object, f As Object, e As Variant, eOut As Variant
	Dim pAny      : pAny      = Pattern_Any
	Dim cpAny     : cpAny     = _ctor(pAny)
	Dim pVarX     : pVarX     = Pattern_Var("x")
	Dim pVarY     : pVarY     = Pattern_Var("y")
	Dim cpVar     : cpVar     = _ctor(pVarX)
	Dim pConst42  : pConst42  = patConst(42)
	Dim pConstFoo : pConstFoo = patConst("Foo")
	Dim cpConst   : cpConst   = _ctor(pConst42)
	Dim pNil      : pNil      = patNil
	Dim cpNil     : cpNil     = _ctor(pNil)
	Dim vNil      : vNil      = nil
	Dim cNil      : cNil	  = _ctor(vNil)
	Dim cCons     : cCons     = Tp.List_Cons
	Dim cDataCtor : cDataCtor = Tp.DataCtor
	
	e = envEmpty
	
	p = Pattern_Data(cpAny, nil)
	Dim cpData : cpData = _ctor(p)
	
	assert_matches(p, e, pAny		).x
	refute_matches(p, e, pVarX		).x
	refute_matches(p, e, pVarY		).x
	refute_matches(p, e, pConst42	).x
	refute_matches(p, e, pConstFoo	).x
	refute_matches(p, e, p			).x ' p isa Pattern_Data
	refute_matches(p, e, pNil		).x ' pNil isa Pattern_Data
	
	p = Pattern_Data(cpVar, List(pVarX))
	refute_matches(p, e, pAny		).x
	assert_matches(p, e, pVarX		).x
	assert_matches(p, e, pVarY		).x
	refute_matches(p, e, pConst42	).x
	refute_matches(p, e, pConstFoo	).x
	refute_matches(p, e, p			).x ' p isa Pattern_Data
	refute_matches(p, e, pNil		).x ' pNil isa Pattern_Data
	
	p = Pattern_Data(cpConst, List(pVarX))
	refute_matches(p, e, pAny		).x
	refute_matches(p, e, pVarX		).x
	refute_matches(p, e, pVarY		).x
	assert_matches(p, e, pConst42	).x
	assert_matches(p, e, pConstFoo	).x
	refute_matches(p, e, p			).x ' p isa Pattern_Data
	refute_matches(p, e, pNil		).x ' pNil isa Pattern_Data
	
	' match any Data pattern
		' Data x y -&gt; ...
	p = Pattern_Data(cpData, List(pVarX, pVarY))
	refute_matches(p, e, pAny		).x
	refute_matches(p, e, pVarX		).x
	refute_matches(p, e, pVarY		).x
	refute_matches(p, e, pConst42	).x
	refute_matches(p, e, pConstFoo	).x
	assert_matches(p, e, p			).x ' p isa Pattern_Data
	eOut = match(p, e, p)
	assert_same(lookup("x", eOut), Pattern_Data_ctor(p)).x
	assert_same(lookup("y", eOut), Pattern_Data_args(p)).x
	
	
	assert_matches(p, e, pNil		).x ' pNil isa Pattern_Data
	eOut = match(p, e, pNil)
	assert_same(lookup("x", eOut), Pattern_Data_ctor(pNil)).x
	assert_same(lookup("y", eOut), Pattern_Data_args(pNil)).x
	
	' match a Data pattern for singletons
	' Data x [] -&gt; ...
	p = Pattern_Data(cpData, List(pVarX, pNil))
	refute_matches(p, e, pAny		).x
	refute_matches(p, e, pVarX		).x
	refute_matches(p, e, pVarY		).x
	refute_matches(p, e, pConst42	).x
	refute_matches(p, e, pConstFoo	).x
	' p isa Pattern_Data but it has non-nil argPatterns:
	refute_matches(p, e, p			).x
	' pNil isa Pattern_Data with nil argPatterns:
	assert_matches(p, e, pNil		).x
	' pNil = Pattern_Data(cNil, nil)
	assert_matches(p, e, Pattern_Data(cNil, vNil)	).x
	eOut = match(p, e, pNil)
	assert_same(lookup("x", eOut), Pattern_Data_ctor(pNil)).x
	' cpAny is a singleton data ctor, too
	assert_matches(p, e, Pattern_Data(cpAny, vNil)	).x
	eOut = match(p, e, Pattern_Data(cpAny, vNil))
	assert_same(lookup("x", eOut), cpAny).x

	' match the singleton data ctor for the empty list nil
	' (by its name and the fact that it's a singleton data ctor)
	' DataCtor "Nil" [] _ -&gt; ...
	p = Pattern_Data(cDataCtor, List( _
		patConst(nameOf(cNil)), _
		pNil, _
		pAny _
	))
	'refute_matches(p, e, pAny		).x	' does not type-check
	'refute_matches(p, e, pVarX		).x	' does not type-check
	'refute_matches(p, e, pVarY		).x	' does not type-check
	'refute_matches(p, e, pConst42	).x	' does not type-check
	'refute_matches(p, e, pConstFoo	).x	' does not type-check
	'refute_matches(p, e, p			).x	' does not type-check
	'refute_matches(p, e, pNil		).x	' does not type-check
	refute_matches(p, e, cpAny		).x
	refute_matches(p, e, cpVar		).x
	refute_matches(p, e, cpConst	).x
	refute_matches(p, e, cpData		).x
	refute_matches(p, e, cCons		).x
	assert_matches(p, e, cNil		).x
	
	' match a Data pattern that matches the empty list nil
	Dim pNilCtor : pNilCtor = p
	' Data (DataCtor "Nil" [] _) _
	p = Pattern_Data(cpData, List(pNilCtor, pAny))
	assertEqual(TPattern_toSrc(p), "Data (DataCtor 'Nil' [] _) _").x
	refute_matches(p, e, pAny		).x
	refute_matches(p, e, pVarX		).x
	refute_matches(p, e, pVarY		).x
	refute_matches(p, e, pConst42	).x
	refute_matches(p, e, pConstFoo	).x
	refute_matches(p, e, p			).x
	assert_matches(p, e, pNil		).x
	' pNil = Pattern_Data(cNil, nil)
	assert_matches(p, e, Pattern_Data(cNil, nil)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_str(typeOf(x)))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Param_index(Optional x)
	TypeParam_index = _destructure(Tp.TType_Param, 0, x)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croak("TypeApp: cannot apply " _
					&amp; TType_toString(tc))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croak("TypeApp: incomplete type arg: " _
					&amp; TType_toString(ta))
			End If
		Else
			Goto TypeApp_invalid_2nd_arg
		End If
		
		If DataValue_same(tc, TList) Then
			out.str = "[" &amp; taStr &amp; "]"
		Else
			out.str = tcStr &amp; " " &amp; taStr
		End If
		
	End If
	TypeApp = out
	Exit Function
TypeApp_invalid_1st_arg:
	croak("TypeApp: cannot apply " &amp; toString(tc))
TypeApp_invalid_2nd_arg:
	croak("TypeApp: invalid type arg " &amp; toString(ta))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_toString( _
	v As DataValue, _
	Optional ByRef needParens As Boolean, _
	Optional expandElementary As Boolean _
)
	Dim out As String
	Dim id_v As Long
	id_v = _id(v)
	If isMissing(needParens) Then
		needParens = False
	End If
	If isMissing(expandElementary) Then
		expandElementary = True
	End If
	' dispatch on data type:
	Dim tc
	tc = typeCtorOf(_ctor(v))
	Select Case _id(tc)
		Case _id(TDataCtor)
			out = TDataCtor_toString(v, needParens, expandElementary)
		Case _id(TDataTypeCtor)
			If expandElementary Then
				out = generic_Data_toString(v, needParens, True)
			Else
				out = "´" &amp; nameOf(v)
			End If
		Case _id(TType)
			out = TType_toString(v, needParens)
		Case _id(TList)
			out = TList_toString(v, expandElementary)
		Case _id(TPattern)
			out = TPattern_toString(v, needParens)
		Case Else
			out = generic_Data_toString(v, needParens, expandElementary)
			'croak("Data_toString/NYI: a " &amp; typeStr(v))
	End Select
	Data_toString = out
End Function

Function generic_Data_toString( _
	v As Object, _
	Optional needParens       As Boolean, _
	Optional expandElementary As Boolean _
)
	Dim out As String
	If isMissing(needParens) Then
		needParens = False
	End If
	If isMissing(expandElementary) Then
		expandElementary = True
	End If
	Dim i As Integer, n As Integer
	Dim f As Variant, tf As Object, fStr As String
	out = ctorName(v)
	n = fieldCount(v) - 1
	For i = 0 To n
		f = field(i, v)
		If isDataValue(f) Then
			fStr = Data_toString(f, True, False)
		Else
			fStr = toString(f)
		End If	
		out = out &amp; " " &amp; fStr
	Next i
	If needParens And (i &gt; 0) Then
		out = "(" &amp; out &amp; ")"
	End If
	generic_Data_toString = out
End Function

Function TDataCtor_toString( _
	v As Object, _
	Optional needParens As Boolean, _
	Optional expandElementary As Boolean _
)
	If isMissing(needParens) Then
		needParens = False
	End If
	If isMissing(expandElementary) Then
		expandElementary = True
	End If
	Dim out
	out = nameOf(v)
	If expandElementary Then
		Dim ats As Object
		ats = argTypes(v)
		out = typeCtorName(v) &amp; "." &amp; out
		If Not(isNil(ats)) Then
			Do
				out = out &amp; " " &amp; TType_toString(car(ats), True)
				ats = cdr(ats)
			Loop Until isNil(ats)
			If needParens Then
				out = "(" &amp; out &amp; ")"
			End If
		End If
	Else
		out = "´" &amp; out
	End If
	TDataCtor_toString = out
End Function

Function TType_toString( _
	v As Object, _
	Optional needParens As Boolean _
)
	Static tcType   As Object, cParam As Object, cApp As Object
	Static tcNative As Object
	If isNull(tcType) Then
		tcType   = Tp.TType
		cParam   = Tp.TType_Param
		cApp     = Tp.TType_App
		tcNative = Tp.TNative
	End If
	If isMissing(needParens) Then
		needParens = False
	End If
	Dim out
	Dim c  As Object : c  = _ctor(v)
	Dim tc As Object : tc = typeCtorOf(c)
	
	If DataValue_same(tc, tcType) Then
		If DataValue_same(c, cParam) Then
			out = "a" &amp; TypeParam_index(v)
		ElseIf DataValue_same(c, cApp) Then
			out = TType_toString(TypeApp_typeFn(v), False) _
				&amp; " " _
				&amp; TType_toString(TypeApp_typeArg(v), True)
			If needParens Then
				out = "(" &amp; out &amp; ")"
			End If
		Else
			croak("TType_toString/NYI: TType." &amp; nameOf(c))
		End If
	ElseIf isType(v) Then
		If DataValue_same(tc, tcNative) Then
			out = field(Ntv_shortName, v)
		ElseIf DataValue_same(c, DataTypeCtor) Then
			out = nameOf(v)
		Else
			croak("TType_toString/NYI: " &amp; typeStr(v))
		End If
	Else
		croak("TType_toString: not a Type: " &amp; typeStr(v))
	End If

	TType_toString = out
End Function


Function _mkDataCtor( _
	typeCtor As Object, _
	cName 	 As String, _
	ByVal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out.str = cName
	If isSingle Then
		out.x = _newDataValue(out, emptyArray)
		out.x.str = cName
	Else
		' cannot use TType_toString yet!
		out.str = out.str &amp; " ..."
	End If
	typeCtor.str = typeCtor.str &amp; out.str
	out.str = tcName &amp; "." &amp; out.str
	_mkDataCtor = out	
End Function

Function mkDataCtor( _
	typeCtor As Object, _
	cName 	 As String, _
	ByVal argTypes As Object _
)
	Dim out
	out = _newDataValue(Tp.DataCtor, Array(cName, argTypes, typeCtor))
	Dim dcs As Object
	dcs = dataCtors(typeCtor)
	Dim isFirst As Boolean, isSingle As Boolean
	isFirst  = isNil(dcs)
	isSingle = isNil(argTypes) ' singleton data ctor?
	typeCtor.fields(DataTypeCtor_dataCtors, typeCtor) _
		= cons(out, dcs)
	Dim tcName As String
	tcName = nameOf(typeCtor)
	If Not(isFirst) Then
		typeCtor.str = typeCtor.str &amp; " | "
	End If
	out.str = cName
	If isSingle Then
		out.x = _newDataValue(out, emptyArray)
		out.x.str = cName
	Else
		' can use TType_toString now:
		Do
			out.str = out.str _
				&amp; " " &amp; TType_toString(car(argTypes), True)
			argTypes = cdr(argTypes)
		Loop Until(isNil(argTypes))
	End If
	typeCtor.str = typeCtor.str &amp; out.str
	out.str = tcName &amp; "." &amp; out.str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out.str = out.str &amp; " a" &amp; i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Data_toString()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0, argTypes), tcType).x
	assert_same(nth(1,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 argTypes of DataCtor
	argTypes =  field(DataCtor_argTypes, cDataCtor)
	assertEqual(length(argTypes), 3).x
	assert_same(nth(0, argTypes), nStr).x
	assert_same(nth(2, argTypes), tcDataTypeCtor).x
	at = nth(1, argTypes)
	assert_hasCtor(at, cApp).x
	assert_same(TypeApp_typeFn(at),  tcList).x
	assert_same(TypeApp_typeArg(at), tcType).x

	'--- argTypes of DataTypeCtor
	argTypes =  field(DataCtor_argTypes, cDataTypeCtor)
	assertEqual(length(argTypes), 3).x
	assert_same(nth(0, argTypes), nStr).x
	assert_same(nth(1, argTypes), nInt).x
	at = nth(2, argTypes)
	assert_hasCtor(at, cApp).x
	assert_same(TypeApp_typeFn(at),  tcList).x
	assert_same(TypeApp_typeArg(at), tcDataCtor).x

	'--- argTypes of Native
	argTypes =  field(DataCtor_argTypes, Tp.Native)
	assertEqual(length(argTypes), 3).x
	assert_same(nth(0, argTypes), nStr).x
	assert_same(nth(1, argTypes), nStr).x
	assert_same(nth(2, argTypes), nInt).x

	'--- argTypes of List.Nil
	argTypes =  field(DataCtor_argTypes, cNil)
	assertEqual(length(argTypes), 0).x
	'--- argTypes of List.Cons
	argTypes =  field(DataCtor_argTypes, cCons)
	assertEqual(length(argTypes), 2).x
	at = nth(0, argTypes)
	assert_hasCtor(at, cParam).x
	assertEqual(TypeParam_index(at), 0).x
	at = nth(1, argTypes)
	assert_hasCtor(at, cApp).x
	assert_same(TypeApp_typeFn(at),  	tcList).x
	assert_hasCtor(TypeApp_typeArg(at), cParam).x
	assertEqual(TypeParam_index(TypeApp_typeArg(at)), 0).x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Data_toString()
	Dim x
	
	' -- data type ctors
	x = TDataTypeCtor
	assertEqual(Data_toString(x), _
		"DataTypeCtor 'TDataTypeCtor' 0 [´DataTypeCtor]").x
	x = TDataCtor
	assertEqual(Data_toString(x), _
		"DataTypeCtor 'TDataCtor' 0 [´DataCtor]").x
	x = TType
	assertEqual(Data_toString(x), _
		"DataTypeCtor 'Type' 0 [´App, ´Param]").x
	x = TList
	assertEqual(Data_toString(x), _
		"DataTypeCtor 'List' 1 [´Nil, ´Cons]").x
	x = Tp.TNative
	assertEqual(Data_toString(x), _
		"DataTypeCtor 'TNative' 0 [´Native]").x
	x = TPattern
	assertEqual(Data_toString(x), _
		"DataTypeCtor 'Pattern' 0 [´Data, ´Const, ´Var, ´Any]").x

	Dim nInt  : nInt  = Tp.Native_Integer
	Dim nStr  : nStr  = Tp.Native_String
	Dim nBool : nBool = Tp.Native_Boolean
	' -- types
	x = TypeParam(0)
	assertEqual(Data_toString(x), "a0").x
	x = TypeParam(1)
	assertEqual(Data_toString(x), "a1").x
	x = TList(TypeParam(2)) ' = TypeApp(TList, TypeParam(2))
	assertEqual(Data_toString(x), "List a2").x
	x = TList(nInt)
	assertEqual(Data_toString(x), "List Int").x
	x = TList(TType)
	assertEqual(Data_toString(x), "List Type").x
	x = TList(TList(nInt))
	assertEqual(Data_toString(x), "List (List Int)").x
	' (0-arity) type ctors, viewed as Type
	x = TDataTypeCtor
	assertEqual(TType_toString(x), "TDataTypeCtor").x
	x = TDataCtor
	assertEqual(TType_toString(x), "TDataCtor").x
	x = TType
	assertEqual(TType_toString(x), "Type").x
	'x = TList ' &lt;----------------- TODO: unapplied List really a type?
	'assertEqual(TType_toString(x), "List ?").x
	x = Tp.TNative
	assertEqual(TType_toString(x), "TNative").x
	x = TPattern
	assertEqual(TType_toString(x), "Pattern").x
	' native types - viewed as Type, not as NativeTypeCtor
	x = nInt
	assertEqual(TType_toString(x), "Int").x
	x = nStr
	assertEqual(TType_toString(x), "Str").x
	x = nBool
	assertEqual(TType_toString(x), "Bool").x

	' make up a type with two type parameters
	Dim tcPair, cPair
	tcPair = _mkDataTypeCtor("TPair", 2)
	cPair  = mkDataCtor(tcPair, "Pair", List(TypeParam(0), TypeParam(1)))
	dim tcList : tcList = TList
	x = tcPair
	assertEqual(Data_toString(x), "DataTypeCtor 'TPair' 2 [´Pair]").x
	' as Type: ' &lt;----------------- TODO: unapplied TPair really a type?
	'assertEqual(TType_toString(x), "TPair ? ?").x
	'x = TypeApp(tcPair, nStr)
	'assertEqual(TType_toString(x), "TPair Str ?").x

	'x = TList(TypeApp(tcPair, nStr)) ' should throw "incomplete type arg"

	x = TypeApp(TypeApp(tcPair, nStr), nInt)
	assertEqual(TType_toString(x), "TPair Str Int").x
	x = TypeApp(TypeApp(tcPair, TList(nStr)), nInt)
	assertEqual(TType_toString(x), "TPair (List Str) Int").x
	x = TypeApp(TypeApp(tcPair, nStr), TList(nInt))
	assertEqual(TType_toString(x), "TPair Str (List Int)").x
	x = TypeApp(TypeApp(tcPair, TList(nStr)), TList(nInt))
	assertEqual(TType_toString(x), "TPair (List Str) (List Int)").x

	
	' -- data ctors
	x = Tp.DataCtor
	assertEqual(Data_toString(x), _
		"TDataCtor.DataCtor Str (List Type) TDataTypeCtor").x
	x = Tp.DataTypeCtor
	assertEqual(Data_toString(x), _
		"TDataTypeCtor.DataTypeCtor Str Int (List TDataCtor)").x
	x = Tp.TType_Param
	assertEqual(Data_toString(x), "Type.Param Int").x
	x = Tp.TType_App
	assertEqual(Data_toString(x), "Type.App Type Type").x
	x = Tp.List_Nil
	assertEqual(Data_toString(x), "List.Nil").x
	x = Tp.List_Cons
	assertEqual(Data_toString(x), "List.Cons a0 (List a0)").x
	x = cPair
	assertEqual(Data_toString(x), "TPair.Pair a0 a1").x


	' -- data values
	x = nil
	assertEqual(Data_toString(x), "[]").x
	x = List(1, 2, 3)
	assertEqual(Data_toString(x), "[1, 2, 3]").x
	x = List(Tp.List_Nil, Tp.List_Cons)
	assertEqual(Data_toString(x), "[List.Nil, List.Cons a0 (List a0)]").x
	x = List(TList, TType)
'	assertEqual(Data_toString(x), "[´List, ´Type]").x
	
	' -- generic toString
	x = applyDC(cPair, 5, 47)
	assertEqual(Data_toString(x), "Pair 5 47").x
	x = applyDC(cPair, 5, applyDC(cPair, "foo", nil))
	assertEqual(Data_toString(x), "Pair 5 (Pair 'foo' [])").x



	x = patCons(patCons(Pattern_Var("y"), Pattern_Var("x")), Pattern_Var("xs"))
	'assertEqual(generic_Data_toString(x), "Data ´Cons [y:x, xs]").x
	'assertEqual(        Data_toString(x), "(y:x):xs").x


	Dim pAny : pAny = patAny
	
	x = patAny
	assertEqual(generic_Data_toString(x), ctorName(x)).x
	assertEqual(        Data_toString(x), TPattern_toString(x)).x
	x = patConst("foo")
	assertEqual(generic_Data_toString(x), ctorName(x) &amp; " " &amp; toString("foo")).x
	assertEqual(        Data_toString(x), TPattern_toString(x)).x
	x = patConst(Empty)
	assertEqual(generic_Data_toString(x), ctorName(x) &amp; " " &amp; toString(Empty)).x
	assertEqual(        Data_toString(x), TPattern_toString(x)).x
	x = patVar("foo")
	assertEqual(generic_Data_toString(x), ctorName(x) &amp; " " &amp; toString("foo")).x
	assertEqual(        Data_toString(x), TPattern_toString(x)).x
	x = patNil
	assertEqual(generic_Data_toString(x), "Data ´Nil []").x
	assertEqual(        Data_toString(x), TPattern_toString(x)).x
	x = Pattern_Data(Tp.List_Nil, nil)
	assertEqual(generic_Data_toString(x), "Data ´Nil []").x
	assertEqual(        Data_toString(x), TPattern_toString(x)).x
	x = Pattern_Data(Tp.List_Cons, List(patVar("x"), patVar("xs")))
	assertEqual(generic_Data_toString(x), _
		"Data ´Cons [Pattern(x), Pattern(xs)]").x
	assertEqual(        Data_toString(x), TPattern_toString(x)).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nil)
	cBar = mkDataCtor(tc, "Bar", nil)
	'show(cBar.str, Data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